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ejaVu Sans Mono" svg:font-family="'DejaVu Sans Mono'" style:font-adornments="Book" style:font-family-generic="modern" style:font-pitch="fixed"/>
    <style:font-face style:name="DejaVu Sans1" svg:font-family="'DejaVu Sans'" style:font-family-generic="roman" style:font-pitch="variable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ing_20_1" style:list-style-name="">
      <style:text-properties officeooo:rsid="001dd922" officeooo:paragraph-rsid="00216289"/>
    </style:style>
    <style:style style:name="P2" style:family="paragraph" style:parent-style-name="src">
      <style:text-properties officeooo:rsid="001dd922" officeooo:paragraph-rsid="001dd922"/>
    </style:style>
    <style:style style:name="P3" style:family="paragraph" style:parent-style-name="src">
      <style:text-properties officeooo:paragraph-rsid="001dd922"/>
    </style:style>
    <style:style style:name="P4" style:family="paragraph" style:parent-style-name="src">
      <style:paragraph-properties fo:break-before="page"/>
      <style:text-properties officeooo:rsid="001dd922" officeooo:paragraph-rsid="001dd922"/>
    </style:style>
    <style:style style:name="P5" style:family="paragraph" style:parent-style-name="Footer">
      <style:paragraph-properties fo:text-align="end" style:justify-single-word="false"/>
    </style:style>
    <style:style style:name="P6" style:family="paragraph">
      <style:paragraph-properties fo:margin-left="0cm" fo:margin-right="0cm" fo:margin-top="0cm" fo:margin-bottom="0cm" fo:line-height="100%" fo:text-align="center" fo:text-indent="0cm"/>
    </style:style>
    <style:style style:name="P7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DejaVu Sans1" fo:font-size="18pt" fo:font-style="normal" fo:text-shadow="none" style:text-underline-style="none" fo:font-weight="normal" style:letter-kerning="true" style:font-name-asian="DejaVu Sans2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DejaVu Sans1" fo:font-size="18pt" fo:font-style="normal" fo:text-shadow="none" style:text-underline-style="none" fo:font-weight="bold" style:letter-kerning="true" style:font-name-asian="DejaVu Sans2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P9" style:family="paragraph">
      <style:paragraph-properties fo:margin-left="0cm" fo:margin-right="0cm" fo:margin-top="0cm" fo:margin-bottom="0cm" fo:line-height="100%" fo:text-indent="0cm"/>
    </style:style>
    <style:style style:name="P10" style:family="paragraph"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DejaVu Sans1" fo:font-size="18pt" fo:font-style="normal" fo:text-shadow="none" style:text-underline-style="none" fo:font-weight="bold" style:letter-kerning="true" style:font-name-asian="DejaVu Sans2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1" style:family="text">
      <style:text-properties officeooo:rsid="001dd922"/>
    </style:style>
    <style:style style:name="T2" style:family="text">
      <style:text-properties style:use-window-font-color="true" style:text-outline="false" style:text-line-through-style="none" style:text-line-through-type="none" style:font-name="DejaVu Sans1" fo:font-size="18pt" fo:font-style="normal" fo:text-shadow="none" style:text-underline-style="none" fo:font-weight="normal" style:letter-kerning="true" style:font-name-asian="DejaVu Sans2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text-line-through-type="none" style:font-name="DejaVu Sans1" fo:font-size="18pt" fo:font-style="normal" fo:text-shadow="none" style:text-underline-style="none" fo:font-weight="bold" style:letter-kerning="true" style:font-name-asian="DejaVu Sans2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 style:list-style-name="L15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" style:family="graphic" style:list-style-name="L16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" style:family="graphic" style:list-style-name="L17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" style:family="graphic" style:list-style-name="L18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" style:family="graphic" style:list-style-name="L19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" style:family="graphic" style:list-style-name="L20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" style:family="graphic" style:list-style-name="L21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" style:family="graphic" style:list-style-name="L22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" style:family="graphic" style:list-style-name="L23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1" style:family="graphic" style:list-style-name="L24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2" style:family="graphic" style:list-style-name="L25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3" style:family="graphic" style:list-style-name="L26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4" style:family="graphic" style:list-style-name="L27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5" style:family="graphic" style:list-style-name="L28">
      <style:graphic-properties draw:stroke="solid" svg:stroke-width="0cm" svg:stroke-color="#000000" draw:marker-start="" draw:marker-start-width="0.199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6" style:family="graphic" style:list-style-name="L29">
      <style:graphic-properties draw:stroke="solid" svg:stroke-width="0cm" svg:stroke-color="#000000" draw:marker-start="" draw:marker-start-width="0.199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7" style:family="graphic" style:list-style-name="L30">
      <style:graphic-properties draw:stroke="solid" svg:stroke-width="0cm" svg:stroke-color="#000000" draw:marker-start="" draw:marker-start-width="0.199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8" style:family="graphic" style:list-style-name="L31">
      <style:graphic-properties draw:stroke="solid" svg:stroke-width="0cm" svg:stroke-color="#000000" draw:marker-start="" draw:marker-start-width="0.199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9" style:family="graphic" style:list-style-name="L32">
      <style:graphic-properties draw:stroke="solid" svg:stroke-width="0cm" svg:stroke-color="#000000" draw:marker-start="" draw:marker-start-width="0.199cm" draw:marker-start-center="false" draw:marker-end="Double_20_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0" style:family="graphic" style:list-style-name="L33">
      <style:graphic-properties draw:stroke="solid" svg:stroke-width="0cm" svg:stroke-color="#000000" draw:marker-start="" draw:marker-start-width="0.199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1" style:family="graphic" style:list-style-name="L34">
      <style:graphic-properties draw:stroke="solid" svg:stroke-width="0cm" svg:stroke-color="#000000" draw:marker-start="" draw:marker-start-width="0.199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2" style:family="graphic" style:list-style-name="L35">
      <style:graphic-properties draw:stroke="solid" svg:stroke-width="0cm" svg:stroke-color="#000000" draw:marker-start="" draw:marker-start-width="0.199cm" draw:marker-start-center="false" draw:marker-end="Double_20_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3" style:family="graphic" style:list-style-name="L36">
      <style:graphic-properties draw:stroke="solid" svg:stroke-width="0cm" svg:stroke-color="#000000" draw:marker-start="" draw:marker-start-width="0.199cm" draw:marker-start-center="false" draw:marker-end="Double_20_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4" style:family="graphic" style:list-style-name="L37">
      <style:graphic-properties draw:stroke="solid" svg:stroke-width="0cm" svg:stroke-color="#000000" draw:marker-start="" draw:marker-start-width="0.199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5" style:family="graphic" style:list-style-name="L38">
      <style:graphic-properties draw:stroke="solid" svg:stroke-width="0cm" svg:stroke-color="#000000" draw:marker-start="" draw:marker-start-width="0.199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6" style:family="graphic" style:list-style-name="L39">
      <style:graphic-properties draw:stroke="solid" svg:stroke-width="0cm" svg:stroke-color="#000000" draw:marker-start="" draw:marker-start-width="0.199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7" style:family="graphic" style:list-style-name="L40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<draw:g text:anchor-type="paragraph" draw:z-index="0" draw:style-name="gr1"><draw:custom-shape draw:style-name="gr2" draw:text-style-name="P7" xml:id="id3" draw:id="id3" svg:width="4.601cm" svg:height="1.4cm" svg:x="13.525cm" svg:y="2.313cm"><text:p text:style-name="P6"><text:span text:style-name="T2">query date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8" xml:id="id1" draw:id="id1" svg:width="6.601cm" svg:height="1.401cm" svg:x="6.325cm" svg:y="5.611cm"><text:p text:style-name="P6"><text:span text:style-name="T3">farn_page_parser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4" draw:text-style-name="P7" xml:id="id2" draw:id="id2" svg:width="4.601cm" svg:height="1.401cm" svg:x="0.525cm" svg:y="2.212cm"><text:p text:style-name="P6"><text:span text:style-name="T2">name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style-name="gr5" draw:text-style-name="P7" xml:id="id5" draw:id="id5" svg:width="7.3cm" svg:height="1.401cm" svg:x="11.326cm" svg:y="8.612cm"><text:p text:style-name="P6"><text:span text:style-name="T2">properties_headings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6" draw:text-style-name="P8" xml:id="id6" draw:id="id6" svg:width="4.601cm" svg:height="1.401cm" svg:x="7.325cm" svg:y="13.612cm"><text:p text:style-name="P6"><text:span text:style-name="T3">rows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7" draw:text-style-name="P7" xml:id="id4" draw:id="id4" svg:width="4.601cm" svg:height="1.401cm" svg:x="0.425cm" svg:y="7.612cm"><text:p text:style-name="P6"><text:span text:style-name="T2">headings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style-name="gr8" draw:text-style-name="P7" xml:id="id10" draw:id="id10" svg:width="4.601cm" svg:height="1.401cm" svg:x="13.508cm" svg:y="14.812cm"><text:p text:style-name="P6"><text:span text:style-name="T2">prices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9" draw:text-style-name="P7" xml:id="id13" draw:id="id13" svg:width="6.199cm" svg:height="1.4cm" svg:x="12.425cm" svg:y="20.513cm"><text:p text:style-name="P6"><text:span text:style-name="T2">supplier_part_no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10" draw:text-style-name="P7" xml:id="id11" draw:id="id11" svg:width="4.601cm" svg:height="1.401cm" svg:x="0.425cm" svg:y="18.412cm"><text:p text:style-name="P6"><text:span text:style-name="T2">weblink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style-name="gr11" draw:text-style-name="P7" xml:id="id9" draw:id="id9" svg:width="4.601cm" svg:height="1.401cm" svg:x="13.508cm" svg:y="12.111cm"><text:p text:style-name="P6"><text:span text:style-name="T2">properties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12" draw:text-style-name="P7" xml:id="id8" draw:id="id8" svg:width="4.599cm" svg:height="1.4cm" svg:x="0.326cm" svg:y="14.612cm"><text:p text:style-name="P6"><text:span text:style-name="T2">description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13" draw:text-style-name="P7" xml:id="id7" draw:id="id7" svg:width="4.601cm" svg:height="1.401cm" svg:x="0.425cm" svg:y="11.212cm"><text:p text:style-name="P6"><text:span text:style-name="T2">brand_name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14" draw:text-style-name="P7" xml:id="id12" draw:id="id12" svg:width="8.201cm" svg:height="1.4cm" svg:x="3.624cm" svg:y="22.113cm"><text:p text:style-name="P6"><text:span text:style-name="T2">manufacturer_part_no</text:span></text:p><draw:enhanced-geometry svg:viewBox="0 0 21600 21600" draw:glue-points="10800 0 0 10800 10800 21600 21600 10800" draw:type="flowchart-process" draw:enhanced-path="M 0 0 L 21600 0 21600 21600 0 21600 0 0 Z N"/></draw:custom-shape><draw:connector draw:style-name="gr15" draw:text-style-name="P7" draw:type="curve" svg:x1="9.626cm" svg:y1="5.612cm" svg:x2="5.126cm" svg:y2="2.913cm" draw:start-shape="id1" draw:start-glue-point="4" draw:end-shape="id2" draw:end-glue-point="7" svg:d="M9626 5612c0-1799-1500-2699-4500-2699" svg:viewBox="0 0 4501 2701"><text:p/></draw:connector><draw:connector draw:style-name="gr16" draw:text-style-name="P7" draw:type="curve" svg:x1="12.925cm" svg:y1="6.312cm" svg:x2="15.825cm" svg:y2="3.712cm" draw:start-shape="id1" draw:start-glue-point="7" draw:end-shape="id3" draw:end-glue-point="6" svg:d="M12925 6312c1933 0 2900-866 2900-2600" svg:viewBox="0 0 2902 2602"><text:p/></draw:connector><draw:connector draw:style-name="gr17" draw:text-style-name="P7" draw:type="curve" svg:x1="6.325cm" svg:y1="6.312cm" svg:x2="2.725cm" svg:y2="7.612cm" draw:start-shape="id1" draw:start-glue-point="5" draw:end-shape="id4" draw:end-glue-point="4" svg:d="M6325 6312c-2400 0-3600 432-3600 1300" svg:viewBox="0 0 3602 1302"><text:p/></draw:connector><draw:connector draw:style-name="gr18" draw:text-style-name="P7" draw:type="curve" svg:x1="12.925cm" svg:y1="6.312cm" svg:x2="14.974cm" svg:y2="8.612cm" draw:start-shape="id1" draw:start-glue-point="7" draw:end-shape="id5" svg:d="M12925 6312c1367 0 2049 766 2049 2300" svg:viewBox="0 0 2051 2302"><text:p/></draw:connector><draw:connector draw:style-name="gr19" draw:text-style-name="P7" draw:type="curve" svg:x1="9.625cm" svg:y1="7.012cm" svg:x2="9.625cm" svg:y2="13.613cm" draw:start-shape="id1" draw:start-glue-point="6" draw:end-shape="id6" draw:end-glue-point="4" svg:d="M9625 7012v6601" svg:viewBox="0 0 2 6602"><text:p/></draw:connector><draw:connector draw:style-name="gr20" draw:text-style-name="P7" draw:type="curve" svg:x1="7.325cm" svg:y1="14.312cm" svg:x2="5.025cm" svg:y2="11.912cm" draw:start-shape="id6" draw:start-glue-point="5" draw:end-shape="id7" draw:end-glue-point="7" svg:d="M7325 14312c-1721 0-573-2400-2300-2400" svg:viewBox="0 0 2302 2402"><text:p/></draw:connector><draw:connector draw:style-name="gr21" draw:text-style-name="P7" draw:type="curve" svg:x1="7.324cm" svg:y1="14.313cm" svg:x2="4.924cm" svg:y2="15.313cm" draw:start-shape="id6" draw:start-glue-point="5" draw:end-shape="id8" draw:end-glue-point="7" svg:d="M7324 14313c-1799 0-599 1000-2400 1000" svg:viewBox="0 0 2402 1002"><text:p/></draw:connector><draw:connector draw:style-name="gr22" draw:text-style-name="P7" draw:type="curve" svg:x1="11.925cm" svg:y1="14.313cm" svg:x2="13.507cm" svg:y2="12.812cm" draw:start-shape="id6" draw:start-glue-point="7" draw:end-shape="id9" draw:end-glue-point="5" svg:d="M11925 14313c1187 0 397-1501 1582-1501" svg:viewBox="0 0 1584 1503"><text:p/></draw:connector><draw:connector draw:style-name="gr23" draw:text-style-name="P7" draw:type="curve" svg:x1="11.925cm" svg:y1="14.313cm" svg:x2="13.507cm" svg:y2="15.513cm" draw:start-shape="id6" draw:start-glue-point="7" draw:end-shape="id10" draw:end-glue-point="5" svg:d="M11925 14313c1187 0 397 1200 1582 1200" svg:viewBox="0 0 1584 1201"><text:p/></draw:connector><draw:connector draw:style-name="gr24" draw:text-style-name="P7" draw:type="curve" svg:x1="9.626cm" svg:y1="15.013cm" svg:x2="5.025cm" svg:y2="19.113cm" draw:start-shape="id6" draw:start-glue-point="6" draw:end-shape="id11" draw:end-glue-point="7" svg:d="M9626 15013c0 2734-1533 4100-4601 4100" svg:viewBox="0 0 4602 4101"><text:p/></draw:connector><draw:connector draw:style-name="gr25" draw:text-style-name="P7" draw:type="curve" svg:x1="9.626cm" svg:y1="15.013cm" svg:x2="7.724cm" svg:y2="22.113cm" draw:start-shape="id6" draw:start-glue-point="6" draw:end-shape="id12" svg:d="M9626 15013c0 5326-1902 1777-1902 7100" svg:viewBox="0 0 1903 7101"><text:p/></draw:connector><draw:connector draw:style-name="gr26" draw:text-style-name="P7" draw:type="curve" svg:x1="9.625cm" svg:y1="15.013cm" svg:x2="15.523cm" svg:y2="20.513cm" draw:start-shape="id6" draw:start-glue-point="6" draw:end-shape="id13" draw:end-glue-point="4" svg:d="M9625 15013c0 4124 5898 1376 5898 5500" svg:viewBox="0 0 5900 5502"><text:p/></draw:connector><draw:frame draw:style-name="gr27" draw:text-style-name="P10" svg:width="7.615cm" svg:height="0.992cm" svg:x="4.924cm" svg:y="-0.176cm"><draw:text-box><text:p text:style-name="P9"><text:span text:style-name="T3">farn_page_parser.rb</text:span></text:p></draw:text-box></draw:frame></draw:g></text:h>
      <text:p text:style-name="P4"># encoding: utf-8</text:p>
      <text:p text:style-name="P2"/>
      <text:p text:style-name="P2">require 'json'</text:p>
      <text:p text:style-name="P2"/>
      <text:p text:style-name="P2"># Extract useful information from a page resulting from performing save-as on a</text:p>
      <text:p text:style-name="P2"># query at Farnell. It can be retreived as a hash (to_hash) or a string (to_s).</text:p>
      <text:p text:style-name="P2">#</text:p>
      <text:p text:style-name="P2"># USAGE: Create a new FarnPageParser. Then use #parse_file(filename).</text:p>
      <text:p text:style-name="P2"># Results can be obtained via <text:s/>#to_s, #to_hash or #to_json. Redirecting </text:p>
      <text:p text:style-name="P2"># to an output file if preferred (recommended as the output an be quite long).</text:p>
      <text:p text:style-name="P2"/>
      <text:p text:style-name="P2"># Class FarnPageParser</text:p>
      <text:p text:style-name="P2"># Parses and stores the information from the resulting page of a</text:p>
      <text:p text:style-name="P2"># search performed on their website and subsequently stored by the user.</text:p>
      <text:p text:style-name="P2">#</text:p>
      <text:p text:style-name="P2">class FarnPageParser</text:p>
      <text:p text:style-name="P2"># The kind of part e.g. 'Through-hole resistors'</text:p>
      <text:p text:style-name="P2"><text:s text:c="2"/>attr_reader :name</text:p>
      <text:p text:style-name="P2"/>
      <text:p text:style-name="P2"># The date on which the search was performed.</text:p>
      <text:p text:style-name="P2"><text:s text:c="2"/>attr_reader :query_date</text:p>
      <text:p text:style-name="P2"/>
      <text:p text:style-name="P2"># Headings common to all searches.</text:p>
      <text:p text:style-name="P2"><text:s text:c="2"/>attr_reader :headings</text:p>
      <text:p text:style-name="P2"/>
      <text:p text:style-name="P2"># Headings for the set of part properties. They vary, depending on part type</text:p>
      <text:p text:style-name="P2"># e.g. resistors will include 'Resistance'. These may be used as an argument to</text:p>
      <text:p text:style-name="P2"># rows[] row #to_hash.</text:p>
      <text:p text:style-name="P2"><text:s text:c="2"/>attr_reader :properties_headings</text:p>
      <text:p text:style-name="P2"/>
      <text:p text:style-name="P2"># An array containing each row from the results table.</text:p>
      <text:p text:style-name="P2"><text:s text:c="2"/>attr_reader :rows</text:p>
      <text:p text:style-name="P2"/>
      <text:p text:style-name="P2"># Returns a new FarnPageParser. @rows and @properties_headings are empty</text:p>
      <text:p text:style-name="P2"># arrays; @headings are populated with the four unchanging column headings.</text:p>
      <text:p text:style-name="P2"><text:s text:c="2"/>def initialize</text:p>
      <text:p text:style-name="P2"><text:s text:c="4"/>@rows = []</text:p>
      <text:p text:style-name="P2"><text:s text:c="4"/>@headings = ['Order code', 'PDF', 'Web page', 'Manufacturer code']</text:p>
      <text:p text:style-name="P2"><text:s text:c="4"/>@properties_headings = []</text:p>
      <text:p text:style-name="P2"><text:s text:c="2"/>end</text:p>
      <text:p text:style-name="P2"/>
      <text:p text:style-name="P2"># Populates the attributes using the supplied file.</text:p>
      <text:p text:style-name="P2"># filename: The saved web page to be parsed.</text:p>
      <text:p text:style-name="P2"><text:s text:c="2"/>def parse_file(filename)</text:p>
      <text:p text:style-name="P2"><text:s text:c="4"/>page = File.open(filename, 'r').read.tr!("\n", '')</text:p>
      <text:p text:style-name="P2"><text:s text:c="4"/>parse_query_date(page)</text:p>
      <text:p text:style-name="P2"><text:s text:c="4"/>parse_name(page)</text:p>
      <text:p text:style-name="P2"><text:s text:c="4"/>parse_properties_headings(page)</text:p>
      <text:p text:style-name="P2"><text:s text:c="4"/>parse_table_rows(page)</text:p>
      <text:p text:style-name="P2"><text:s text:c="2"/>end</text:p>
      <text:p text:style-name="P2"/>
      <text:p text:style-name="P2"># Returns a string of the all attributes.</text:p>
      <text:p text:style-name="P2"><text:s text:c="2"/>def to_s</text:p>
      <text:p text:style-name="P2"><text:s text:c="4"/>s = "Name: #{@name} Query date: #{query_date} Headings: "</text:p>
      <text:p text:style-name="P2"><text:s text:c="4"/>s += headings.to_s</text:p>
      <text:p text:style-name="P2"><text:s text:c="4"/>s += properties_headings.to_s</text:p>
      <text:p text:style-name="P2"><text:s text:c="4"/>rows.each { |r| s += r.to_s }</text:p>
      <text:p text:style-name="P2"><text:s text:c="4"/>s</text:p>
      <text:p text:style-name="P2"><text:s text:c="2"/>end</text:p>
      <text:p text:style-name="P2"/>
      <text:p text:style-name="P2"># Returns a hash of all the attributes; suitable for passing to to_json.</text:p>
      <text:p text:style-name="P2"><text:soft-page-break/><text:s text:c="2"/>def to_hash</text:p>
      <text:p text:style-name="P2"><text:s text:c="4"/>hash = { name: @name, query_date: @query_date }</text:p>
      <text:p text:style-name="P2"><text:s text:c="4"/>hash[:rows] = []</text:p>
      <text:p text:style-name="P2"><text:s text:c="4"/>@rows.each_with_index do |r, i|</text:p>
      <text:p text:style-name="P2"><text:s text:c="6"/>hash[:rows] &lt;&lt; r.to_hash(@properties_headings)</text:p>
      <text:p text:style-name="P2"><text:s text:c="4"/>end</text:p>
      <text:p text:style-name="P2"><text:s text:c="4"/>hash</text:p>
      <text:p text:style-name="P2"><text:s text:c="2"/>end</text:p>
      <text:p text:style-name="P2"/>
      <text:p text:style-name="P2"># Returns a Json representation</text:p>
      <text:p text:style-name="P2"><text:s text:c="2"/>def to_json</text:p>
      <text:p text:style-name="P2"><text:s text:c="4"/>to_hash.to_json</text:p>
      <text:p text:style-name="P2"><text:s text:c="2"/>end</text:p>
      <text:p text:style-name="P2"/>
      <text:p text:style-name="P2"><text:s text:c="2"/>private</text:p>
      <text:p text:style-name="P2"/>
      <text:p text:style-name="P2"># Extracts @query_date</text:p>
      <text:p text:style-name="P2"><text:s text:c="2"/>def parse_query_date(page)</text:p>
      <text:p text:style-name="P2"><text:s text:c="4"/>m = %r|\d{4}/\d{1,2}/\d{1,2}|</text:p>
      <text:p text:style-name="P2"><text:s text:c="4"/>@query_date = m.match(page).to_s</text:p>
      <text:p text:style-name="P2"><text:s text:c="2"/>end</text:p>
      <text:p text:style-name="P2"/>
      <text:p text:style-name="P2"># Extracts @name</text:p>
      <text:p text:style-name="P2"><text:s text:c="2"/>def parse_name(page)</text:p>
      <text:p text:style-name="P2"><text:s text:c="4"/>m = /&lt;h1.*?&gt;(?'name'.*?):/.match page</text:p>
      <text:p text:style-name="P2"><text:s text:c="4"/>@name = m[:name]</text:p>
      <text:p text:style-name="P2"><text:s text:c="2"/>end</text:p>
      <text:p text:style-name="P2"/>
      <text:p text:style-name="P2"># Extracts @properties_headings from the results table</text:p>
      <text:p text:style-name="P2"><text:s text:c="2"/>def parse_properties_headings(page)</text:p>
      <text:p text:style-name="P2"><text:s text:c="4"/>pattern = <text:s/>/resultsHead1"&gt;(.*?)&lt;\/th&gt;/</text:p>
      <text:p text:style-name="P2"><text:s text:c="4"/>m = page.scan pattern</text:p>
      <text:p text:style-name="P2"><text:s text:c="4"/>m.each { |h| @properties_headings += h }</text:p>
      <text:p text:style-name="P2"><text:s text:c="2"/>end</text:p>
      <text:p text:style-name="P2"/>
      <text:p text:style-name="P2"># Extracts each row from the results table</text:p>
      <text:p text:style-name="P2"># Each row begins with &lt;tr...column_heading..</text:p>
      <text:p text:style-name="P2"><text:s text:c="2"/>def parse_table_rows(page)</text:p>
      <text:p text:style-name="P2"><text:s text:c="4"/>f = ['&lt;tr&gt;&lt;td id="results\.column-heading-compare_data_',</text:p>
      <text:p text:style-name="P2"><text:s text:c="9"/>'&lt;td id="results\.column-heading-parametrics_data_',</text:p>
      <text:p text:style-name="P2"><text:s text:c="9"/>'&lt;\/td&gt;\s*&lt;\/tr&gt;']</text:p>
      <text:p text:style-name="P2"><text:s text:c="4"/>table_rows = /#{f[0]}\d{1,2}.*?#{f[1]}\d{1,2}.*?#{f[2]}/</text:p>
      <text:p text:style-name="P2"/>
      <text:p text:style-name="P2"><text:s text:c="4"/>raw_rows = page.scan table_rows</text:p>
      <text:p text:style-name="P2"><text:s text:c="4"/>raw_rows.each <text:s/>do |r|</text:p>
      <text:p text:style-name="P2"><text:s text:c="6"/>row = Row.new</text:p>
      <text:p text:style-name="P2"><text:s text:c="6"/>row.parse_row(r)</text:p>
      <text:p text:style-name="P2"><text:s text:c="6"/>rows &lt;&lt; row</text:p>
      <text:p text:style-name="P2"><text:s text:c="4"/>end</text:p>
      <text:p text:style-name="P2"><text:s text:c="2"/>end</text:p>
      <text:p text:style-name="P2"/>
      <text:p text:style-name="P2"># class Row</text:p>
      <text:p text:style-name="P2"># Parse and store one row from the farn results table. Relevant sections begin</text:p>
      <text:p text:style-name="P2"># with a &lt;tt&gt;tr&lt;/tt&gt; column_name_ _data_ _n_, e.g. manuf_data_04.</text:p>
      <text:p text:style-name="P2"># The headings for properties is stored in the containing FarnPageParser, not</text:p>
      <text:p text:style-name="P2"># in the Row.</text:p>
      <text:p text:style-name="P2"><text:s text:c="2"/>class Row</text:p>
      <text:p text:style-name="P2"># Manufacturer's part number.</text:p>
      <text:p text:style-name="P2"><text:s text:c="4"/>attr_reader :manufacturer_part_no</text:p>
      <text:p text:style-name="P2"/>
      <text:p text:style-name="P2"># Manufacturer's brand name.</text:p>
      <text:p text:style-name="P2"><text:s text:c="4"/>attr_reader :brand_name</text:p>
      <text:p text:style-name="P2"><text:soft-page-break/></text:p>
      <text:p text:style-name="P2"># Description of this part, e.g. 'resistor, carbon comp'.</text:p>
      <text:p text:style-name="P2"><text:s text:c="4"/>attr_reader :description</text:p>
      <text:p text:style-name="P2"/>
      <text:p text:style-name="P2"># Extended properties for this part, e.g. resisitance, power rating.</text:p>
      <text:p text:style-name="P2"><text:s text:c="4"/>attr_reader :properties</text:p>
      <text:p text:style-name="P2"/>
      <text:p text:style-name="P2"># Link to Farn's page for this part.</text:p>
      <text:p text:style-name="P2"><text:s text:c="4"/>attr_reader :weblink</text:p>
      <text:p text:style-name="P2"/>
      <text:p text:style-name="P2"># Farn's order code for this part.</text:p>
      <text:p text:style-name="P2"><text:s text:c="4"/>attr_reader :supplier_part_no</text:p>
      <text:p text:style-name="P2"/>
      <text:p text:style-name="P2"># An array of QPrice to store the price-per-quantity for this part.</text:p>
      <text:p text:style-name="P2"><text:s text:c="4"/>attr_reader :prices</text:p>
      <text:p text:style-name="P2"/>
      <text:p text:style-name="P2"># Returns a new Row, properties and prices are empty arrays, other instance</text:p>
      <text:p text:style-name="P2"># variables are set to 'empty'.</text:p>
      <text:p text:style-name="P2"><text:s text:c="4"/>def initialize</text:p>
      <text:p text:style-name="P2"><text:s text:c="6"/>@properties = []</text:p>
      <text:p text:style-name="P2"><text:s text:c="6"/>@prices = []</text:p>
      <text:p text:style-name="P2"><text:s text:c="6"/>@manufacturer_part_no = 'empty'</text:p>
      <text:p text:style-name="P2"><text:s text:c="6"/>@brand_name = 'empty'</text:p>
      <text:p text:style-name="P2"><text:s text:c="6"/>@description = 'empty'</text:p>
      <text:p text:style-name="P2"><text:s text:c="6"/>@weblink = 'empty'</text:p>
      <text:p text:style-name="P2"><text:s text:c="6"/>@supplier_part_no = 'empty'</text:p>
      <text:p text:style-name="P2"><text:s text:c="4"/>end</text:p>
      <text:p text:style-name="P2"/>
      <text:p text:style-name="P2"># Populates the instance variables b extracting information from each row.</text:p>
      <text:p text:style-name="P2"><text:s text:c="4"/>def parse_row(r)</text:p>
      <text:p text:style-name="P2"><text:s text:c="6"/>parse_manufacturer_data(r)</text:p>
      <text:p text:style-name="P2"><text:s text:c="6"/>parse_part_data(r)</text:p>
      <text:p text:style-name="P2"><text:s text:c="6"/>parse_description_data(r)</text:p>
      <text:p text:style-name="P2"><text:s text:c="6"/>parse_price_data(r)</text:p>
      <text:p text:style-name="P2"><text:s text:c="6"/>parse_parametrics_data(r)</text:p>
      <text:p text:style-name="P2"><text:s text:c="4"/>end</text:p>
      <text:p text:style-name="P2"/>
      <text:p text:style-name="P2"># Returns a string of all the information for this row.</text:p>
      <text:p text:style-name="P2"># It does not include the property_headings, which are found in the</text:p>
      <text:p text:style-name="P2"># containing FarnPageParser as this would result in a need to pass an argument</text:p>
      <text:p text:style-name="P2"># to to_s, possibly go against convention.</text:p>
      <text:p text:style-name="P2"><text:s text:c="4"/>def to_s</text:p>
      <text:p text:style-name="P2"><text:s text:c="6"/>s = "Supplier part no: #{@supplier_part_no}" +</text:p>
      <text:p text:style-name="P2"><text:s text:c="6"/>"Manufacturer part no: #{@manufacturer_part_no}" +</text:p>
      <text:p text:style-name="P2"><text:s text:c="6"/>"Brand name: #{@brand_name}" +</text:p>
      <text:p text:style-name="P2"><text:s text:c="6"/>"Description: #{@description}" +</text:p>
      <text:p text:style-name="P2"><text:s text:c="6"/>"Suppliers web page: #{@weblink}" +</text:p>
      <text:p text:style-name="P2"><text:s text:c="6"/>'Properties: ' + @properties.join('; ') +</text:p>
      <text:p text:style-name="P2"><text:s text:c="6"/>'Prices: ' + @prices.join('; ')</text:p>
      <text:p text:style-name="P2"><text:s text:c="6"/>s</text:p>
      <text:p text:style-name="P2"><text:s text:c="4"/>end</text:p>
      <text:p text:style-name="P2"/>
      <text:p text:style-name="P2"># Returns a hash of all the information for this row. By passing the</text:p>
      <text:p text:style-name="P2"># properties_headings from the containing FarnPageParser, the returned hash</text:p>
      <text:p text:style-name="P2"># will include a hash of properties indexed by the relevant heading.</text:p>
      <text:p text:style-name="P2"><text:s text:c="4"/>def to_hash(prop_headings)</text:p>
      <text:p text:style-name="P2"><text:s text:c="6"/>h = {</text:p>
      <text:p text:style-name="P2"><text:s text:c="8"/>manufacturer_part_no: @manufacturer_part_no,</text:p>
      <text:p text:style-name="P2"><text:s text:c="8"/>supplier_part_no: @supplier_part_no,</text:p>
      <text:p text:style-name="P2"><text:s text:c="8"/>brand_name: @brand_name,</text:p>
      <text:p text:style-name="P2"><text:s text:c="8"/>description: @description,</text:p>
      <text:p text:style-name="P2"><text:s text:c="8"/>weblink: @weblink</text:p>
      <text:p text:style-name="P2"><text:soft-page-break/><text:s text:c="6"/>}</text:p>
      <text:p text:style-name="P2"><text:s text:c="6"/>h[:properties] = properties_to_hash_array(prop_headings)</text:p>
      <text:p text:style-name="P2"><text:s text:c="6"/>h[:prices] = prices_to_hash_array</text:p>
      <text:p text:style-name="P2"><text:s text:c="6"/>h</text:p>
      <text:p text:style-name="P2"><text:s text:c="4"/>end</text:p>
      <text:p text:style-name="P2"/>
      <text:p text:style-name="P2"><text:s text:c="4"/>private</text:p>
      <text:p text:style-name="P2"/>
      <text:p text:style-name="P2"># Extracts @manufacturer_part_no.</text:p>
      <text:p text:style-name="P2"><text:s text:c="4"/>def parse_manufacturer_data(r)</text:p>
      <text:p text:style-name="P2"><text:s text:c="6"/>m = /manuf_data_\d{1,2}.*?&lt;a.*?&gt;(?'mpn'.*?)&lt;\/a&gt;/.match r</text:p>
      <text:p text:style-name="P2"><text:s text:c="6"/>@manufacturer_part_no = m[:mpn]</text:p>
      <text:p text:style-name="P2"><text:s text:c="4"/>end</text:p>
      <text:p text:style-name="P2"/>
      <text:p text:style-name="P2"># Extracts @weblink and @supplier_part_no</text:p>
      <text:p text:style-name="P2"># Both are found within the same section.</text:p>
      <text:p text:style-name="P2"><text:s text:c="4"/>def parse_part_data(r)</text:p>
      <text:p text:style-name="P2"><text:s text:c="6"/>pattern = /part_data_\d{1,2}.*?&lt;a.*?href="(?'link'.*?)"&gt;(?'spn'.*?)&lt;\/a&gt;/</text:p>
      <text:p text:style-name="P2"><text:s text:c="6"/>m = pattern.match r</text:p>
      <text:p text:style-name="P2"><text:s text:c="6"/>@weblink = m[:link]</text:p>
      <text:p text:style-name="P2"><text:s text:c="6"/>@supplier_part_no = m[:spn]</text:p>
      <text:p text:style-name="P2"><text:s text:c="4"/>end</text:p>
      <text:p text:style-name="P2"/>
      <text:p text:style-name="P2"># Extracts @description.</text:p>
      <text:p text:style-name="P2"><text:s text:c="4"/>def parse_description_data(r)</text:p>
      <text:p text:style-name="P2"><text:s text:c="6"/>f = ['description_data_', '&lt;strong&gt;', '&lt;/strong&gt;', '&lt;/a&gt;']</text:p>
      <text:p text:style-name="P2"><text:s text:c="6"/>pat = <text:s/>/#{f[0]}\d{1,2}.*?#{f[1]}(?'bn'.*?)</text:p>
      <text:p text:style-name="P2"><text:s text:c="14"/>#{f[2]}.*?&lt;a.*?&gt;(?'desc'.*?)</text:p>
      <text:p text:style-name="P2"><text:s text:c="14"/>#{f[3]}/x</text:p>
      <text:p text:style-name="P2"/>
      <text:p text:style-name="P2"><text:s text:c="6"/>m = pat.match r</text:p>
      <text:p text:style-name="P2"><text:s text:c="6"/>@brand_name = m[:bn]</text:p>
      <text:p text:style-name="P2"><text:s text:c="6"/>@description = m[:desc]</text:p>
      <text:p text:style-name="P2"><text:s text:c="4"/>end</text:p>
      <text:p text:style-name="P2"/>
      <text:p text:style-name="P2"># Extracts the @prices array.</text:p>
      <text:p text:style-name="P2"><text:s text:c="4"/>def parse_price_data(r)</text:p>
      <text:p text:style-name="P2"><text:s text:c="6"/>pattern = /PriceBreakFromContent.*?span&gt;/</text:p>
      <text:p text:style-name="P2"><text:s text:c="6"/>price_data = r.scan pattern</text:p>
      <text:p text:style-name="P2"><text:s text:c="6"/>price_data.each do |p|</text:p>
      <text:p text:style-name="P2"><text:s text:c="8"/>qp = QPrice.new</text:p>
      <text:p text:style-name="P2"><text:s text:c="8"/>qp.parse(p)</text:p>
      <text:p text:style-name="P2"><text:s text:c="8"/>prices &lt;&lt; qp</text:p>
      <text:p text:style-name="P2"><text:s text:c="6"/>end</text:p>
      <text:p text:style-name="P2"><text:s text:c="4"/>end</text:p>
      <text:p text:style-name="P2"/>
      <text:p text:style-name="P2"># Extracts the @properties array. Their term is parametrics data, hence the</text:p>
      <text:p text:style-name="P2"># disparity between the method name and the attribute name.</text:p>
      <text:p text:style-name="P2"><text:s text:c="4"/>def parse_parametrics_data(r)</text:p>
      <text:p text:style-name="P2"><text:s text:c="6"/>pattern = /parametrics_data_\d{1,2}.*?&gt;(.*?)&lt;\/td&gt;/</text:p>
      <text:p text:style-name="P2"><text:s text:c="6"/>props = r.scan pattern</text:p>
      <text:p text:style-name="P2"><text:s text:c="6"/>props.each { |p| @properties &lt;&lt; p[0] }</text:p>
      <text:p text:style-name="P2"><text:s text:c="4"/>end</text:p>
      <text:p text:style-name="P2"/>
      <text:p text:style-name="P2"># Creates a hash array from the @properties array</text:p>
      <text:p text:style-name="P2"><text:s text:c="4"/>def properties_to_hash_array(prop_headings)</text:p>
      <text:p text:style-name="P2"><text:s text:c="6"/>hash_array = []</text:p>
      <text:p text:style-name="P2"><text:s text:c="6"/>@properties.each_with_index do |p, i|</text:p>
      <text:p text:style-name="P2"><text:s text:c="8"/>h = {}</text:p>
      <text:p text:style-name="P2"><text:s text:c="8"/>h[prop_headings[i]] = p.to_s</text:p>
      <text:p text:style-name="P2"><text:s text:c="8"/>hash_array &lt;&lt; h</text:p>
      <text:p text:style-name="P2"><text:s text:c="6"/>end</text:p>
      <text:p text:style-name="P2"><text:soft-page-break/><text:s text:c="6"/>hash_array</text:p>
      <text:p text:style-name="P2"><text:s text:c="4"/>end</text:p>
      <text:p text:style-name="P2"/>
      <text:p text:style-name="P2"># Creates a hash from the @prices array</text:p>
      <text:p text:style-name="P2"><text:s text:c="4"/>def prices_to_hash_array</text:p>
      <text:p text:style-name="P2"><text:s text:c="6"/>prs = []</text:p>
      <text:p text:style-name="P2"><text:s text:c="6"/>prices.each { |p| prs &lt;&lt; p.to_hash }</text:p>
      <text:p text:style-name="P2"><text:s text:c="6"/>prs</text:p>
      <text:p text:style-name="P2"><text:s text:c="4"/>end</text:p>
      <text:p text:style-name="P2"><text:s text:c="2"/>end # of class Row</text:p>
      <text:p text:style-name="P2"/>
      <text:p text:style-name="P2"># class QPrice</text:p>
      <text:p text:style-name="P2"># stores a price-per-quantity for bulk orders.</text:p>
      <text:p text:style-name="P2"><text:s text:c="2"/>class QPrice</text:p>
      <text:p text:style-name="P2"># Minimum order quantity for this price.</text:p>
      <text:p text:style-name="P2"><text:s text:c="4"/>attr_reader :quantity</text:p>
      <text:p text:style-name="P2"/>
      <text:p text:style-name="P2"># Pounds, an integer.</text:p>
      <text:p text:style-name="P2"><text:s text:c="4"/>attr_reader :pounds</text:p>
      <text:p text:style-name="P2"/>
      <text:p text:style-name="P2"># Pence, integer. It can be, and often is, <text:s/>more than two figures.</text:p>
      <text:p text:style-name="P2"><text:s text:c="4"/>attr_reader :pence</text:p>
      <text:p text:style-name="P2"/>
      <text:p text:style-name="P2"># Sets @quantity, @pounds and @pence to zero.</text:p>
      <text:p text:style-name="P2"><text:s text:c="4"/>def initialize</text:p>
      <text:p text:style-name="P2"><text:s text:c="6"/>@quantity, @pounds, @pence = 0</text:p>
      <text:p text:style-name="P2"><text:s text:c="4"/>end</text:p>
      <text:p text:style-name="P2"/>
      <text:p text:style-name="P2"># Extracts @quantity and @pounds and @pence. It looks for quantities like 25+</text:p>
      <text:p text:style-name="P2"># and prices like that begin with a Great British Pound Sign followed by a</text:p>
      <text:p text:style-name="P2"># decimal number, denoting pounds and pence. Pence can be more than two</text:p>
      <text:p text:style-name="P2"># decimal places.</text:p>
      <text:p text:style-name="P2"><text:s text:c="4"/>def parse(p)</text:p>
      <text:p text:style-name="P2"><text:s text:c="6"/>pattern = /(?'qty'\d{1,})\+.*?£(?'pounds'\d{1,})\.(?'pence'\d{1,})/</text:p>
      <text:p text:style-name="P2"><text:s text:c="6"/>m = pattern.match p</text:p>
      <text:p text:style-name="P2"><text:s text:c="6"/>@quantity = m[:qty].to_i</text:p>
      <text:p text:style-name="P2"><text:s text:c="6"/>@pounds = m[:pounds].to_i</text:p>
      <text:p text:style-name="P2"><text:s text:c="6"/>@pence = m[:pence].to_i</text:p>
      <text:p text:style-name="P2"><text:s text:c="4"/>end</text:p>
      <text:p text:style-name="P2"/>
      <text:p text:style-name="P2"># Returns an informative string of all its content.</text:p>
      <text:p text:style-name="P2"><text:s text:c="4"/>def to_s</text:p>
      <text:p text:style-name="P2"><text:s text:c="6"/>"Quantity: #{quantity}; Price: £#{pounds}.#{pence}"</text:p>
      <text:p text:style-name="P2"><text:s text:c="4"/>end</text:p>
      <text:p text:style-name="P2"/>
      <text:p text:style-name="P2"># Returns a hash to be used as part of a row's to_hash method.</text:p>
      <text:p text:style-name="P2"><text:s text:c="4"/>def to_hash</text:p>
      <text:p text:style-name="P2"><text:s text:c="6"/>{ quantity: @quantity, pounds: @pounds, pence: @pence }</text:p>
      <text:p text:style-name="P2"><text:s text:c="4"/>end</text:p>
      <text:p text:style-name="P2"><text:s text:c="2"/>end</text:p>
      <text:p text:style-name="P3"><text:span text:style-name="T1">end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ejaVu Sans Mono" svg:font-family="'DejaVu Sans Mono'" style:font-adornments="Book" style:font-family-generic="modern" style:font-pitch="fixed"/>
    <style:font-face style:name="DejaVu Sans1" svg:font-family="'DejaVu Sans'" style:font-family-generic="roman" style:font-pitch="variable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Double_20_Arrow" draw:display-name="Double Arrow" svg:viewBox="0 0 1131 1918" svg:d="M737 1131h394l-564-1131-567 1131h398l-398 787h1131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DejaVu Serif" fo:font-size="12pt" fo:language="en" fo:country="GB" style:letter-kerning="true" style:font-name-asian="DejaVu Sans2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erif" fo:font-size="12pt" fo:language="en" fo:country="GB" style:letter-kerning="true" style:font-name-asian="DejaVu Sans2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DejaVu Sans" fo:font-family="'DejaVu Sans'" style:font-family-generic="swiss" style:font-pitch="variable" fo:font-size="14pt" style:font-name-asian="DejaVu Sans2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rc" style:family="paragraph" style:parent-style-name="Standard" style:class="text" style:master-page-name="">
      <style:paragraph-properties fo:margin-left="1cm" fo:margin-right="0cm" fo:margin-top="0.499cm" fo:margin-bottom="0.499cm" style:contextual-spacing="true" fo:text-indent="0cm" style:auto-text-indent="false" style:page-number="auto"/>
      <style:text-properties style:font-name="DejaVu Sans Mono" fo:font-family="'DejaVu Sans Mono'" style:font-style-name="Book" style:font-family-generic="modern" style:font-pitch="fixed" fo:font-size="10pt" officeooo:rsid="001c0ec9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file-name text:display="name">farn_page_parser</text:file-name> <text:page-number text:select-page="current">6</text:page-number>/<text:page-count>6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25T14:26:27.792199299</meta:creation-date>
    <dc:title>my_default</dc:title>
    <meta:editing-duration>PT50M25S</meta:editing-duration>
    <meta:editing-cycles>9</meta:editing-cycles>
    <meta:generator>LibreOffice/4.2.2.1$Linux_X86_64 LibreOffice_project/420m0$Build-1</meta:generator>
    <dc:date>2014-03-25T15:20:48.242317034</dc:date>
    <meta:print-date>2014-03-25T15:10:55.810612948</meta:print-date>
    <meta:document-statistic meta:table-count="0" meta:image-count="0" meta:object-count="0" meta:page-count="6" meta:paragraph-count="254" meta:word-count="1088" meta:character-count="8421" meta:non-whitespace-character-count="6731"/>
    <meta:template xlink:type="simple" xlink:actuate="onRequest" xlink:title="my_default" xlink:href="../../../.config/libreoffice/4/user/template/my_default.ott" meta:date="2014-03-25T14:26:27.702762764"/>
  </office:meta>
</office:document-meta>
</file>